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M-10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70862305" calcext:value-type="float">
            <text:p>11070862305</text:p>
          </table:table-cell>
          <table:table-cell office:value-type="float" office:value="3.47785" calcext:value-type="float">
            <text:p>3,47785</text:p>
          </table:table-cell>
          <table:table-cell office:value-type="float" office:value="999" calcext:value-type="float">
            <text:p>999</text:p>
          </table:table-cell>
          <table:table-cell office:value-type="float" office:value="4.37051" calcext:value-type="float">
            <text:p>4,37051</text:p>
          </table:table-cell>
          <table:table-cell table:style-name="ce1" office:value-type="float" office:value="56713963358" calcext:value-type="float">
            <text:p>5671396335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120635846" calcext:value-type="float">
            <text:p>12120635846</text:p>
          </table:table-cell>
          <table:table-cell office:value-type="float" office:value="0.881084" calcext:value-type="float">
            <text:p>0,881084</text:p>
          </table:table-cell>
          <table:table-cell office:value-type="float" office:value="937" calcext:value-type="float">
            <text:p>937</text:p>
          </table:table-cell>
          <table:table-cell office:value-type="float" office:value="1.37417" calcext:value-type="float">
            <text:p>1,37417</text:p>
          </table:table-cell>
          <table:table-cell table:style-name="ce1" office:value-type="float" office:value="19352826207" calcext:value-type="float">
            <text:p>1935282620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536654102" calcext:value-type="float">
            <text:p>11536654102</text:p>
          </table:table-cell>
          <table:table-cell office:value-type="float" office:value="3.47785" calcext:value-type="float">
            <text:p>3,47785</text:p>
          </table:table-cell>
          <table:table-cell office:value-type="float" office:value="999" calcext:value-type="float">
            <text:p>999</text:p>
          </table:table-cell>
          <table:table-cell office:value-type="float" office:value="4.37051" calcext:value-type="float">
            <text:p>4,37051</text:p>
          </table:table-cell>
          <table:table-cell table:style-name="ce1" office:value-type="float" office:value="56742607630" calcext:value-type="float">
            <text:p>5674260763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049646300" calcext:value-type="float">
            <text:p>12049646300</text:p>
          </table:table-cell>
          <table:table-cell office:value-type="float" office:value="0.881084" calcext:value-type="float">
            <text:p>0,881084</text:p>
          </table:table-cell>
          <table:table-cell office:value-type="float" office:value="937" calcext:value-type="float">
            <text:p>937</text:p>
          </table:table-cell>
          <table:table-cell office:value-type="float" office:value="1.37417" calcext:value-type="float">
            <text:p>1,37417</text:p>
          </table:table-cell>
          <table:table-cell table:style-name="ce1" office:value-type="float" office:value="19738116842" calcext:value-type="float">
            <text:p>1973811684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588441126" calcext:value-type="float">
            <text:p>11588441126</text:p>
          </table:table-cell>
          <table:table-cell office:value-type="float" office:value="3.47785" calcext:value-type="float">
            <text:p>3,47785</text:p>
          </table:table-cell>
          <table:table-cell office:value-type="float" office:value="999" calcext:value-type="float">
            <text:p>999</text:p>
          </table:table-cell>
          <table:table-cell office:value-type="float" office:value="4.37051" calcext:value-type="float">
            <text:p>4,37051</text:p>
          </table:table-cell>
          <table:table-cell table:style-name="ce1" office:value-type="float" office:value="57005402210" calcext:value-type="float">
            <text:p>5700540221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537196109" calcext:value-type="float">
            <text:p>11537196109</text:p>
          </table:table-cell>
          <table:table-cell office:value-type="float" office:value="0.881084" calcext:value-type="float">
            <text:p>0,881084</text:p>
          </table:table-cell>
          <table:table-cell office:value-type="float" office:value="937" calcext:value-type="float">
            <text:p>937</text:p>
          </table:table-cell>
          <table:table-cell office:value-type="float" office:value="1.37417" calcext:value-type="float">
            <text:p>1,37417</text:p>
          </table:table-cell>
          <table:table-cell table:style-name="ce1" office:value-type="float" office:value="19735779598" calcext:value-type="float">
            <text:p>1973577959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590258813" calcext:value-type="float">
            <text:p>11590258813</text:p>
          </table:table-cell>
          <table:table-cell office:value-type="float" office:value="3.47785" calcext:value-type="float">
            <text:p>3,47785</text:p>
          </table:table-cell>
          <table:table-cell office:value-type="float" office:value="999" calcext:value-type="float">
            <text:p>999</text:p>
          </table:table-cell>
          <table:table-cell office:value-type="float" office:value="4.37051" calcext:value-type="float">
            <text:p>4,37051</text:p>
          </table:table-cell>
          <table:table-cell table:style-name="ce1" office:value-type="float" office:value="60254104352" calcext:value-type="float">
            <text:p>6025410435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09144724" calcext:value-type="float">
            <text:p>11209144724</text:p>
          </table:table-cell>
          <table:table-cell office:value-type="float" office:value="0.881084" calcext:value-type="float">
            <text:p>0,881084</text:p>
          </table:table-cell>
          <table:table-cell office:value-type="float" office:value="937" calcext:value-type="float">
            <text:p>937</text:p>
          </table:table-cell>
          <table:table-cell office:value-type="float" office:value="1.37417" calcext:value-type="float">
            <text:p>1,37417</text:p>
          </table:table-cell>
          <table:table-cell table:style-name="ce1" office:value-type="float" office:value="19723706580" calcext:value-type="float">
            <text:p>1972370658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27229296" calcext:value-type="float">
            <text:p>11627229296</text:p>
          </table:table-cell>
          <table:table-cell office:value-type="float" office:value="3.47785" calcext:value-type="float">
            <text:p>3,47785</text:p>
          </table:table-cell>
          <table:table-cell office:value-type="float" office:value="999" calcext:value-type="float">
            <text:p>999</text:p>
          </table:table-cell>
          <table:table-cell office:value-type="float" office:value="4.37051" calcext:value-type="float">
            <text:p>4,37051</text:p>
          </table:table-cell>
          <table:table-cell table:style-name="ce1" office:value-type="float" office:value="61706420823" calcext:value-type="float">
            <text:p>6170642082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957224027" calcext:value-type="float">
            <text:p>10957224027</text:p>
          </table:table-cell>
          <table:table-cell office:value-type="float" office:value="0.881084" calcext:value-type="float">
            <text:p>0,881084</text:p>
          </table:table-cell>
          <table:table-cell office:value-type="float" office:value="937" calcext:value-type="float">
            <text:p>937</text:p>
          </table:table-cell>
          <table:table-cell office:value-type="float" office:value="1.37417" calcext:value-type="float">
            <text:p>1,37417</text:p>
          </table:table-cell>
          <table:table-cell table:style-name="ce1" office:value-type="float" office:value="19841757050" calcext:value-type="float">
            <text:p>1984175705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04848" calcext:value-type="float">
            <text:p>0,104848</text:p>
          </table:table-cell>
          <table:table-cell table:formula="of:=([.C3]+[.C4]+[.C5]+[.C6]+[.C7])/5" office:value-type="float" office:value="13" calcext:value-type="float">
            <text:p>13</text:p>
          </table:table-cell>
          <table:table-cell table:formula="of:=([.D3]+[.D4]+[.D5]+[.D6]+[.D7])/5" office:value-type="float" office:value="0.106145" calcext:value-type="float">
            <text:p>0,106145</text:p>
          </table:table-cell>
          <table:table-cell table:style-name="ce1" table:formula="of:=([.E3]+[.E4]+[.E5]+[.E6]+[.E7])/5" office:value-type="float" office:value="11482689128.4" calcext:value-type="float">
            <text:p>11482689128,4</text:p>
          </table:table-cell>
          <table:table-cell table:formula="of:=([.F3]+[.F4]+[.F5]+[.F6]+[.F7])/5" office:value-type="float" office:value="3.47785" calcext:value-type="float">
            <text:p>3,47785</text:p>
          </table:table-cell>
          <table:table-cell table:formula="of:=([.G3]+[.G4]+[.G5]+[.G6]+[.G7])/5" office:value-type="float" office:value="999" calcext:value-type="float">
            <text:p>999</text:p>
          </table:table-cell>
          <table:table-cell table:formula="of:=([.H3]+[.H4]+[.H5]+[.H6]+[.H7])/5" office:value-type="float" office:value="4.37051" calcext:value-type="float">
            <text:p>4,37051</text:p>
          </table:table-cell>
          <table:table-cell table:style-name="ce1" table:formula="of:=([.I3]+[.I4]+[.I5]+[.I6]+[.I7])/5" office:value-type="float" office:value="58484499674.6" calcext:value-type="float">
            <text:p>58484499674,6</text:p>
          </table:table-cell>
          <table:table-cell table:formula="of:=([.J3]+[.J4]+[.J5]+[.J6]+[.J7])/5" office:value-type="float" office:value="0.117006" calcext:value-type="float">
            <text:p>0,117006</text:p>
          </table:table-cell>
          <table:table-cell table:formula="of:=([.K3]+[.K4]+[.K5]+[.K6]+[.K7])/5" office:value-type="float" office:value="0" calcext:value-type="float">
            <text:p>0</text:p>
          </table:table-cell>
          <table:table-cell table:formula="of:=([.L3]+[.L4]+[.L5]+[.L6]+[.L7])/5" office:value-type="float" office:value="0.117006" calcext:value-type="float">
            <text:p>0,117006</text:p>
          </table:table-cell>
          <table:table-cell table:style-name="ce1" table:formula="of:=([.M3]+[.M4]+[.M5]+[.M6]+[.M7])/5" office:value-type="float" office:value="11574769401.2" calcext:value-type="float">
            <text:p>11574769401,2</text:p>
          </table:table-cell>
          <table:table-cell table:formula="of:=([.N3]+[.N4]+[.N5]+[.N6]+[.N7])/5" office:value-type="float" office:value="0.881084" calcext:value-type="float">
            <text:p>0,881084</text:p>
          </table:table-cell>
          <table:table-cell table:formula="of:=([.O3]+[.O4]+[.O5]+[.O6]+[.O7])/5" office:value-type="float" office:value="937" calcext:value-type="float">
            <text:p>937</text:p>
          </table:table-cell>
          <table:table-cell table:formula="of:=([.P3]+[.P4]+[.P5]+[.P6]+[.P7])/5" office:value-type="float" office:value="1.37417" calcext:value-type="float">
            <text:p>1,37417</text:p>
          </table:table-cell>
          <table:table-cell table:style-name="ce1" table:formula="of:=([.Q3]+[.Q4]+[.Q5]+[.Q6]+[.Q7])/5" office:value-type="float" office:value="19678437255.4" calcext:value-type="float">
            <text:p>19678437255,4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00286638" calcext:value-type="float">
            <text:p>11600286638</text:p>
          </table:table-cell>
          <table:table-cell office:value-type="float" office:value="3.93079" calcext:value-type="float">
            <text:p>3,93079</text:p>
          </table:table-cell>
          <table:table-cell office:value-type="float" office:value="1235" calcext:value-type="float">
            <text:p>1235</text:p>
          </table:table-cell>
          <table:table-cell office:value-type="float" office:value="5.06933" calcext:value-type="float">
            <text:p>5,06933</text:p>
          </table:table-cell>
          <table:table-cell table:style-name="ce1" office:value-type="float" office:value="60674029747" calcext:value-type="float">
            <text:p>606740297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037085814" calcext:value-type="float">
            <text:p>11037085814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906" calcext:value-type="float">
            <text:p>906</text:p>
          </table:table-cell>
          <table:table-cell office:value-type="float" office:value="1.39915" calcext:value-type="float">
            <text:p>1,39915</text:p>
          </table:table-cell>
          <table:table-cell table:style-name="ce1" office:value-type="float" office:value="20104608917" calcext:value-type="float">
            <text:p>2010460891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67080432" calcext:value-type="float">
            <text:p>11667080432</text:p>
          </table:table-cell>
          <table:table-cell office:value-type="float" office:value="3.93079" calcext:value-type="float">
            <text:p>3,93079</text:p>
          </table:table-cell>
          <table:table-cell office:value-type="float" office:value="1235" calcext:value-type="float">
            <text:p>1235</text:p>
          </table:table-cell>
          <table:table-cell office:value-type="float" office:value="5.06933" calcext:value-type="float">
            <text:p>5,06933</text:p>
          </table:table-cell>
          <table:table-cell table:style-name="ce1" office:value-type="float" office:value="57869188444" calcext:value-type="float">
            <text:p>5786918844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056274294" calcext:value-type="float">
            <text:p>11056274294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906" calcext:value-type="float">
            <text:p>906</text:p>
          </table:table-cell>
          <table:table-cell office:value-type="float" office:value="1.39915" calcext:value-type="float">
            <text:p>1,39915</text:p>
          </table:table-cell>
          <table:table-cell table:style-name="ce1" office:value-type="float" office:value="19689684849" calcext:value-type="float">
            <text:p>1968968484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715876711" calcext:value-type="float">
            <text:p>11715876711</text:p>
          </table:table-cell>
          <table:table-cell office:value-type="float" office:value="3.93079" calcext:value-type="float">
            <text:p>3,93079</text:p>
          </table:table-cell>
          <table:table-cell office:value-type="float" office:value="1235" calcext:value-type="float">
            <text:p>1235</text:p>
          </table:table-cell>
          <table:table-cell office:value-type="float" office:value="5.06933" calcext:value-type="float">
            <text:p>5,06933</text:p>
          </table:table-cell>
          <table:table-cell table:style-name="ce1" office:value-type="float" office:value="57433510186" calcext:value-type="float">
            <text:p>5743351018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31341815" calcext:value-type="float">
            <text:p>11131341815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906" calcext:value-type="float">
            <text:p>906</text:p>
          </table:table-cell>
          <table:table-cell office:value-type="float" office:value="1.39915" calcext:value-type="float">
            <text:p>1,39915</text:p>
          </table:table-cell>
          <table:table-cell table:style-name="ce1" office:value-type="float" office:value="20061967330" calcext:value-type="float">
            <text:p>20061967330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53281315" calcext:value-type="float">
            <text:p>11853281315</text:p>
          </table:table-cell>
          <table:table-cell office:value-type="float" office:value="3.93079" calcext:value-type="float">
            <text:p>3,93079</text:p>
          </table:table-cell>
          <table:table-cell office:value-type="float" office:value="1235" calcext:value-type="float">
            <text:p>1235</text:p>
          </table:table-cell>
          <table:table-cell office:value-type="float" office:value="5.06933" calcext:value-type="float">
            <text:p>5,06933</text:p>
          </table:table-cell>
          <table:table-cell table:style-name="ce1" office:value-type="float" office:value="57260058494" calcext:value-type="float">
            <text:p>5726005849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46441495" calcext:value-type="float">
            <text:p>11146441495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906" calcext:value-type="float">
            <text:p>906</text:p>
          </table:table-cell>
          <table:table-cell office:value-type="float" office:value="1.39915" calcext:value-type="float">
            <text:p>1,39915</text:p>
          </table:table-cell>
          <table:table-cell table:style-name="ce1" office:value-type="float" office:value="20340405781" calcext:value-type="float">
            <text:p>2034040578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66926776" calcext:value-type="float">
            <text:p>11966926776</text:p>
          </table:table-cell>
          <table:table-cell office:value-type="float" office:value="3.93079" calcext:value-type="float">
            <text:p>3,93079</text:p>
          </table:table-cell>
          <table:table-cell office:value-type="float" office:value="1235" calcext:value-type="float">
            <text:p>1235</text:p>
          </table:table-cell>
          <table:table-cell office:value-type="float" office:value="5.06933" calcext:value-type="float">
            <text:p>5,06933</text:p>
          </table:table-cell>
          <table:table-cell table:style-name="ce1" office:value-type="float" office:value="58894682395" calcext:value-type="float">
            <text:p>5889468239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816137021" calcext:value-type="float">
            <text:p>10816137021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906" calcext:value-type="float">
            <text:p>906</text:p>
          </table:table-cell>
          <table:table-cell office:value-type="float" office:value="1.39915" calcext:value-type="float">
            <text:p>1,39915</text:p>
          </table:table-cell>
          <table:table-cell table:style-name="ce1" office:value-type="float" office:value="20156755813" calcext:value-type="float">
            <text:p>2015675581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" office:value-type="float" office:value="11760690374.4" calcext:value-type="float">
            <text:p>11760690374,4</text:p>
          </table:table-cell>
          <table:table-cell table:formula="of:=([.F10]+[.F11]+[.F12]+[.F13]+[.F14])/5" office:value-type="float" office:value="3.93079" calcext:value-type="float">
            <text:p>3,93079</text:p>
          </table:table-cell>
          <table:table-cell table:formula="of:=([.G10]+[.G11]+[.G12]+[.G13]+[.G14])/5" office:value-type="float" office:value="1235" calcext:value-type="float">
            <text:p>1235</text:p>
          </table:table-cell>
          <table:table-cell table:formula="of:=([.H10]+[.H11]+[.H12]+[.H13]+[.H14])/5" office:value-type="float" office:value="5.06933" calcext:value-type="float">
            <text:p>5,06933</text:p>
          </table:table-cell>
          <table:table-cell table:style-name="ce1" table:formula="of:=([.I10]+[.I11]+[.I12]+[.I13]+[.I14])/5" office:value-type="float" office:value="58426293853.2" calcext:value-type="float">
            <text:p>58426293853,2</text:p>
          </table:table-cell>
          <table:table-cell table:formula="of:=([.J10]+[.J11]+[.J12]+[.J13]+[.J14])/5" office:value-type="float" office:value="0.117006" calcext:value-type="float">
            <text:p>0,117006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17006" calcext:value-type="float">
            <text:p>0,117006</text:p>
          </table:table-cell>
          <table:table-cell table:style-name="ce1" table:formula="of:=([.M10]+[.M11]+[.M12]+[.M13]+[.M14])/5" office:value-type="float" office:value="11037456087.8" calcext:value-type="float">
            <text:p>11037456087,8</text:p>
          </table:table-cell>
          <table:table-cell table:formula="of:=([.N10]+[.N11]+[.N12]+[.N13]+[.N14])/5" office:value-type="float" office:value="0.907638" calcext:value-type="float">
            <text:p>0,907638</text:p>
          </table:table-cell>
          <table:table-cell table:formula="of:=([.O10]+[.O11]+[.O12]+[.O13]+[.O14])/5" office:value-type="float" office:value="906" calcext:value-type="float">
            <text:p>906</text:p>
          </table:table-cell>
          <table:table-cell table:formula="of:=([.P10]+[.P11]+[.P12]+[.P13]+[.P14])/5" office:value-type="float" office:value="1.39915" calcext:value-type="float">
            <text:p>1,39915</text:p>
          </table:table-cell>
          <table:table-cell table:style-name="ce1" table:formula="of:=([.Q10]+[.Q11]+[.Q12]+[.Q13]+[.Q14])/5" office:value-type="float" office:value="20070684538" calcext:value-type="float">
            <text:p>20070684538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97424572" calcext:value-type="float">
            <text:p>11897424572</text:p>
          </table:table-cell>
          <table:table-cell office:value-type="float" office:value="3.65623" calcext:value-type="float">
            <text:p>3,65623</text:p>
          </table:table-cell>
          <table:table-cell office:value-type="float" office:value="1569" calcext:value-type="float">
            <text:p>1569</text:p>
          </table:table-cell>
          <table:table-cell office:value-type="float" office:value="4.9809" calcext:value-type="float">
            <text:p>4,9809</text:p>
          </table:table-cell>
          <table:table-cell table:style-name="ce1" office:value-type="float" office:value="61371106799" calcext:value-type="float">
            <text:p>6137110679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876940754" calcext:value-type="float">
            <text:p>10876940754</text:p>
          </table:table-cell>
          <table:table-cell office:value-type="float" office:value="0.902451" calcext:value-type="float">
            <text:p>0,902451</text:p>
          </table:table-cell>
          <table:table-cell office:value-type="float" office:value="911" calcext:value-type="float">
            <text:p>911</text:p>
          </table:table-cell>
          <table:table-cell office:value-type="float" office:value="1.39279" calcext:value-type="float">
            <text:p>1,39279</text:p>
          </table:table-cell>
          <table:table-cell table:style-name="ce1" office:value-type="float" office:value="19973937660" calcext:value-type="float">
            <text:p>1997393766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22998119" calcext:value-type="float">
            <text:p>11922998119</text:p>
          </table:table-cell>
          <table:table-cell office:value-type="float" office:value="3.65623" calcext:value-type="float">
            <text:p>3,65623</text:p>
          </table:table-cell>
          <table:table-cell office:value-type="float" office:value="1569" calcext:value-type="float">
            <text:p>1569</text:p>
          </table:table-cell>
          <table:table-cell office:value-type="float" office:value="4.9809" calcext:value-type="float">
            <text:p>4,9809</text:p>
          </table:table-cell>
          <table:table-cell table:style-name="ce1" office:value-type="float" office:value="64295757662" calcext:value-type="float">
            <text:p>6429575766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70002200" calcext:value-type="float">
            <text:p>10770002200</text:p>
          </table:table-cell>
          <table:table-cell office:value-type="float" office:value="0.902451" calcext:value-type="float">
            <text:p>0,902451</text:p>
          </table:table-cell>
          <table:table-cell office:value-type="float" office:value="911" calcext:value-type="float">
            <text:p>911</text:p>
          </table:table-cell>
          <table:table-cell office:value-type="float" office:value="1.39279" calcext:value-type="float">
            <text:p>1,39279</text:p>
          </table:table-cell>
          <table:table-cell table:style-name="ce1" office:value-type="float" office:value="20762826532" calcext:value-type="float">
            <text:p>2076282653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42155319" calcext:value-type="float">
            <text:p>11842155319</text:p>
          </table:table-cell>
          <table:table-cell office:value-type="float" office:value="3.65623" calcext:value-type="float">
            <text:p>3,65623</text:p>
          </table:table-cell>
          <table:table-cell office:value-type="float" office:value="1569" calcext:value-type="float">
            <text:p>1569</text:p>
          </table:table-cell>
          <table:table-cell office:value-type="float" office:value="4.9809" calcext:value-type="float">
            <text:p>4,9809</text:p>
          </table:table-cell>
          <table:table-cell table:style-name="ce1" office:value-type="float" office:value="62539779820" calcext:value-type="float">
            <text:p>625397798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803309640" calcext:value-type="float">
            <text:p>10803309640</text:p>
          </table:table-cell>
          <table:table-cell office:value-type="float" office:value="0.902451" calcext:value-type="float">
            <text:p>0,902451</text:p>
          </table:table-cell>
          <table:table-cell office:value-type="float" office:value="911" calcext:value-type="float">
            <text:p>911</text:p>
          </table:table-cell>
          <table:table-cell office:value-type="float" office:value="1.39279" calcext:value-type="float">
            <text:p>1,39279</text:p>
          </table:table-cell>
          <table:table-cell table:style-name="ce1" office:value-type="float" office:value="20296613775" calcext:value-type="float">
            <text:p>2029661377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22177025" calcext:value-type="float">
            <text:p>11922177025</text:p>
          </table:table-cell>
          <table:table-cell office:value-type="float" office:value="3.65623" calcext:value-type="float">
            <text:p>3,65623</text:p>
          </table:table-cell>
          <table:table-cell office:value-type="float" office:value="1569" calcext:value-type="float">
            <text:p>1569</text:p>
          </table:table-cell>
          <table:table-cell office:value-type="float" office:value="4.9809" calcext:value-type="float">
            <text:p>4,9809</text:p>
          </table:table-cell>
          <table:table-cell table:style-name="ce1" office:value-type="float" office:value="61114685930" calcext:value-type="float">
            <text:p>6111468593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61493100" calcext:value-type="float">
            <text:p>10761493100</text:p>
          </table:table-cell>
          <table:table-cell office:value-type="float" office:value="0.902451" calcext:value-type="float">
            <text:p>0,902451</text:p>
          </table:table-cell>
          <table:table-cell office:value-type="float" office:value="911" calcext:value-type="float">
            <text:p>911</text:p>
          </table:table-cell>
          <table:table-cell office:value-type="float" office:value="1.39279" calcext:value-type="float">
            <text:p>1,39279</text:p>
          </table:table-cell>
          <table:table-cell table:style-name="ce1" office:value-type="float" office:value="19931426970" calcext:value-type="float">
            <text:p>1993142697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72153320" calcext:value-type="float">
            <text:p>11972153320</text:p>
          </table:table-cell>
          <table:table-cell office:value-type="float" office:value="3.65623" calcext:value-type="float">
            <text:p>3,65623</text:p>
          </table:table-cell>
          <table:table-cell office:value-type="float" office:value="1569" calcext:value-type="float">
            <text:p>1569</text:p>
          </table:table-cell>
          <table:table-cell office:value-type="float" office:value="4.9809" calcext:value-type="float">
            <text:p>4,9809</text:p>
          </table:table-cell>
          <table:table-cell table:style-name="ce1" office:value-type="float" office:value="62031908548" calcext:value-type="float">
            <text:p>6203190854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90266565" calcext:value-type="float">
            <text:p>10790266565</text:p>
          </table:table-cell>
          <table:table-cell office:value-type="float" office:value="0.902451" calcext:value-type="float">
            <text:p>0,902451</text:p>
          </table:table-cell>
          <table:table-cell office:value-type="float" office:value="911" calcext:value-type="float">
            <text:p>911</text:p>
          </table:table-cell>
          <table:table-cell office:value-type="float" office:value="1.39279" calcext:value-type="float">
            <text:p>1,39279</text:p>
          </table:table-cell>
          <table:table-cell table:style-name="ce1" office:value-type="float" office:value="20124732436" calcext:value-type="float">
            <text:p>2012473243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848" calcext:value-type="float">
            <text:p>0,104848</text:p>
          </table:table-cell>
          <table:table-cell table:formula="of:=([.C17]+[.C18]+[.C19]+[.C20]+[.C21])/5" office:value-type="float" office:value="13" calcext:value-type="float">
            <text:p>13</text:p>
          </table:table-cell>
          <table:table-cell table:formula="of:=([.D17]+[.D18]+[.D19]+[.D20]+[.D21])/5" office:value-type="float" office:value="0.106145" calcext:value-type="float">
            <text:p>0,106145</text:p>
          </table:table-cell>
          <table:table-cell table:style-name="ce1" table:formula="of:=([.E17]+[.E18]+[.E19]+[.E20]+[.E21])/5" office:value-type="float" office:value="11911381671" calcext:value-type="float">
            <text:p>11911381671</text:p>
          </table:table-cell>
          <table:table-cell table:formula="of:=([.F17]+[.F18]+[.F19]+[.F20]+[.F21])/5" office:value-type="float" office:value="3.65623" calcext:value-type="float">
            <text:p>3,65623</text:p>
          </table:table-cell>
          <table:table-cell table:formula="of:=([.G17]+[.G18]+[.G19]+[.G20]+[.G21])/5" office:value-type="float" office:value="1569" calcext:value-type="float">
            <text:p>1569</text:p>
          </table:table-cell>
          <table:table-cell table:formula="of:=([.H17]+[.H18]+[.H19]+[.H20]+[.H21])/5" office:value-type="float" office:value="4.9809" calcext:value-type="float">
            <text:p>4,9809</text:p>
          </table:table-cell>
          <table:table-cell table:style-name="ce1" table:formula="of:=([.I17]+[.I18]+[.I19]+[.I20]+[.I21])/5" office:value-type="float" office:value="62270647751.8" calcext:value-type="float">
            <text:p>62270647751,8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10800402451.8" calcext:value-type="float">
            <text:p>10800402451,8</text:p>
          </table:table-cell>
          <table:table-cell table:formula="of:=([.N17]+[.N18]+[.N19]+[.N20]+[.N21])/5" office:value-type="float" office:value="0.902451" calcext:value-type="float">
            <text:p>0,902451</text:p>
          </table:table-cell>
          <table:table-cell table:formula="of:=([.O17]+[.O18]+[.O19]+[.O20]+[.O21])/5" office:value-type="float" office:value="911" calcext:value-type="float">
            <text:p>911</text:p>
          </table:table-cell>
          <table:table-cell table:formula="of:=([.P17]+[.P18]+[.P19]+[.P20]+[.P21])/5" office:value-type="float" office:value="1.39279" calcext:value-type="float">
            <text:p>1,39279</text:p>
          </table:table-cell>
          <table:table-cell table:style-name="ce1" table:formula="of:=([.Q17]+[.Q18]+[.Q19]+[.Q20]+[.Q21])/5" office:value-type="float" office:value="20217907474.6" calcext:value-type="float">
            <text:p>20217907474,6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48552362" calcext:value-type="float">
            <text:p>11948552362</text:p>
          </table:table-cell>
          <table:table-cell office:value-type="float" office:value="3.63771" calcext:value-type="float">
            <text:p>3,63771</text:p>
          </table:table-cell>
          <table:table-cell office:value-type="float" office:value="975" calcext:value-type="float">
            <text:p>975</text:p>
          </table:table-cell>
          <table:table-cell office:value-type="float" office:value="4.51051" calcext:value-type="float">
            <text:p>4,51051</text:p>
          </table:table-cell>
          <table:table-cell table:style-name="ce1" office:value-type="float" office:value="60404822361" calcext:value-type="float">
            <text:p>6040482236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71296728" calcext:value-type="float">
            <text:p>10771296728</text:p>
          </table:table-cell>
          <table:table-cell office:value-type="float" office:value="0.893106" calcext:value-type="float">
            <text:p>0,893106</text:p>
          </table:table-cell>
          <table:table-cell office:value-type="float" office:value="924" calcext:value-type="float">
            <text:p>924</text:p>
          </table:table-cell>
          <table:table-cell office:value-type="float" office:value="1.38556" calcext:value-type="float">
            <text:p>1,38556</text:p>
          </table:table-cell>
          <table:table-cell table:style-name="ce1" office:value-type="float" office:value="20094157137" calcext:value-type="float">
            <text:p>2009415713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48323158" calcext:value-type="float">
            <text:p>11948323158</text:p>
          </table:table-cell>
          <table:table-cell office:value-type="float" office:value="3.63771" calcext:value-type="float">
            <text:p>3,63771</text:p>
          </table:table-cell>
          <table:table-cell office:value-type="float" office:value="975" calcext:value-type="float">
            <text:p>975</text:p>
          </table:table-cell>
          <table:table-cell office:value-type="float" office:value="4.51051" calcext:value-type="float">
            <text:p>4,51051</text:p>
          </table:table-cell>
          <table:table-cell table:style-name="ce1" office:value-type="float" office:value="58806247745" calcext:value-type="float">
            <text:p>5880624774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83515802" calcext:value-type="float">
            <text:p>10783515802</text:p>
          </table:table-cell>
          <table:table-cell office:value-type="float" office:value="0.893106" calcext:value-type="float">
            <text:p>0,893106</text:p>
          </table:table-cell>
          <table:table-cell office:value-type="float" office:value="924" calcext:value-type="float">
            <text:p>924</text:p>
          </table:table-cell>
          <table:table-cell office:value-type="float" office:value="1.38556" calcext:value-type="float">
            <text:p>1,38556</text:p>
          </table:table-cell>
          <table:table-cell table:style-name="ce1" office:value-type="float" office:value="19870190928" calcext:value-type="float">
            <text:p>1987019092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57200085" calcext:value-type="float">
            <text:p>11957200085</text:p>
          </table:table-cell>
          <table:table-cell office:value-type="float" office:value="3.63771" calcext:value-type="float">
            <text:p>3,63771</text:p>
          </table:table-cell>
          <table:table-cell office:value-type="float" office:value="975" calcext:value-type="float">
            <text:p>975</text:p>
          </table:table-cell>
          <table:table-cell office:value-type="float" office:value="4.51051" calcext:value-type="float">
            <text:p>4,51051</text:p>
          </table:table-cell>
          <table:table-cell table:style-name="ce1" office:value-type="float" office:value="63729065022" calcext:value-type="float">
            <text:p>6372906502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95301587" calcext:value-type="float">
            <text:p>10795301587</text:p>
          </table:table-cell>
          <table:table-cell office:value-type="float" office:value="0.893106" calcext:value-type="float">
            <text:p>0,893106</text:p>
          </table:table-cell>
          <table:table-cell office:value-type="float" office:value="924" calcext:value-type="float">
            <text:p>924</text:p>
          </table:table-cell>
          <table:table-cell office:value-type="float" office:value="1.38556" calcext:value-type="float">
            <text:p>1,38556</text:p>
          </table:table-cell>
          <table:table-cell table:style-name="ce1" office:value-type="float" office:value="19879711515" calcext:value-type="float">
            <text:p>1987971151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10182203" calcext:value-type="float">
            <text:p>11910182203</text:p>
          </table:table-cell>
          <table:table-cell office:value-type="float" office:value="3.63771" calcext:value-type="float">
            <text:p>3,63771</text:p>
          </table:table-cell>
          <table:table-cell office:value-type="float" office:value="975" calcext:value-type="float">
            <text:p>975</text:p>
          </table:table-cell>
          <table:table-cell office:value-type="float" office:value="4.51051" calcext:value-type="float">
            <text:p>4,51051</text:p>
          </table:table-cell>
          <table:table-cell table:style-name="ce1" office:value-type="float" office:value="66096362132" calcext:value-type="float">
            <text:p>6609636213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78270591" calcext:value-type="float">
            <text:p>10778270591</text:p>
          </table:table-cell>
          <table:table-cell office:value-type="float" office:value="0.893106" calcext:value-type="float">
            <text:p>0,893106</text:p>
          </table:table-cell>
          <table:table-cell office:value-type="float" office:value="924" calcext:value-type="float">
            <text:p>924</text:p>
          </table:table-cell>
          <table:table-cell office:value-type="float" office:value="1.38556" calcext:value-type="float">
            <text:p>1,38556</text:p>
          </table:table-cell>
          <table:table-cell table:style-name="ce1" office:value-type="float" office:value="20069497071" calcext:value-type="float">
            <text:p>2006949707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38172298" calcext:value-type="float">
            <text:p>11938172298</text:p>
          </table:table-cell>
          <table:table-cell office:value-type="float" office:value="3.63771" calcext:value-type="float">
            <text:p>3,63771</text:p>
          </table:table-cell>
          <table:table-cell office:value-type="float" office:value="975" calcext:value-type="float">
            <text:p>975</text:p>
          </table:table-cell>
          <table:table-cell office:value-type="float" office:value="4.51051" calcext:value-type="float">
            <text:p>4,51051</text:p>
          </table:table-cell>
          <table:table-cell table:style-name="ce1" office:value-type="float" office:value="61819351459" calcext:value-type="float">
            <text:p>6181935145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12749735" calcext:value-type="float">
            <text:p>10712749735</text:p>
          </table:table-cell>
          <table:table-cell office:value-type="float" office:value="0.893106" calcext:value-type="float">
            <text:p>0,893106</text:p>
          </table:table-cell>
          <table:table-cell office:value-type="float" office:value="924" calcext:value-type="float">
            <text:p>924</text:p>
          </table:table-cell>
          <table:table-cell office:value-type="float" office:value="1.38556" calcext:value-type="float">
            <text:p>1,38556</text:p>
          </table:table-cell>
          <table:table-cell table:style-name="ce1" office:value-type="float" office:value="19930428266" calcext:value-type="float">
            <text:p>1993042826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04848" calcext:value-type="float">
            <text:p>0,104848</text:p>
          </table:table-cell>
          <table:table-cell table:formula="of:=([.C24]+[.C25]+[.C26]+[.C27]+[.C28])/5" office:value-type="float" office:value="13" calcext:value-type="float">
            <text:p>13</text:p>
          </table:table-cell>
          <table:table-cell table:formula="of:=([.D24]+[.D25]+[.D26]+[.D27]+[.D28])/5" office:value-type="float" office:value="0.106145" calcext:value-type="float">
            <text:p>0,106145</text:p>
          </table:table-cell>
          <table:table-cell table:style-name="ce1" table:formula="of:=([.E24]+[.E25]+[.E26]+[.E27]+[.E28])/5" office:value-type="float" office:value="11940486021.2" calcext:value-type="float">
            <text:p>11940486021,2</text:p>
          </table:table-cell>
          <table:table-cell table:formula="of:=([.F24]+[.F25]+[.F26]+[.F27]+[.F28])/5" office:value-type="float" office:value="3.63771" calcext:value-type="float">
            <text:p>3,63771</text:p>
          </table:table-cell>
          <table:table-cell table:formula="of:=([.G24]+[.G25]+[.G26]+[.G27]+[.G28])/5" office:value-type="float" office:value="975" calcext:value-type="float">
            <text:p>975</text:p>
          </table:table-cell>
          <table:table-cell table:formula="of:=([.H24]+[.H25]+[.H26]+[.H27]+[.H28])/5" office:value-type="float" office:value="4.51051" calcext:value-type="float">
            <text:p>4,51051</text:p>
          </table:table-cell>
          <table:table-cell table:style-name="ce1" table:formula="of:=([.I24]+[.I25]+[.I26]+[.I27]+[.I28])/5" office:value-type="float" office:value="62171169743.8" calcext:value-type="float">
            <text:p>62171169743,8</text:p>
          </table:table-cell>
          <table:table-cell table:formula="of:=([.J24]+[.J25]+[.J26]+[.J27]+[.J28])/5" office:value-type="float" office:value="0.117006" calcext:value-type="float">
            <text:p>0,117006</text:p>
          </table:table-cell>
          <table:table-cell table:formula="of:=([.K24]+[.K25]+[.K26]+[.K27]+[.K28])/5" office:value-type="float" office:value="0" calcext:value-type="float">
            <text:p>0</text:p>
          </table:table-cell>
          <table:table-cell table:formula="of:=([.L24]+[.L25]+[.L26]+[.L27]+[.L28])/5" office:value-type="float" office:value="0.117006" calcext:value-type="float">
            <text:p>0,117006</text:p>
          </table:table-cell>
          <table:table-cell table:style-name="ce1" table:formula="of:=([.M24]+[.M25]+[.M26]+[.M27]+[.M28])/5" office:value-type="float" office:value="10768226888.6" calcext:value-type="float">
            <text:p>10768226888,6</text:p>
          </table:table-cell>
          <table:table-cell table:formula="of:=([.N24]+[.N25]+[.N26]+[.N27]+[.N28])/5" office:value-type="float" office:value="0.893106" calcext:value-type="float">
            <text:p>0,893106</text:p>
          </table:table-cell>
          <table:table-cell table:formula="of:=([.O24]+[.O25]+[.O26]+[.O27]+[.O28])/5" office:value-type="float" office:value="924" calcext:value-type="float">
            <text:p>924</text:p>
          </table:table-cell>
          <table:table-cell table:formula="of:=([.P24]+[.P25]+[.P26]+[.P27]+[.P28])/5" office:value-type="float" office:value="1.38556" calcext:value-type="float">
            <text:p>1,38556</text:p>
          </table:table-cell>
          <table:table-cell table:style-name="ce1" table:formula="of:=([.Q24]+[.Q25]+[.Q26]+[.Q27]+[.Q28])/5" office:value-type="float" office:value="19968796983.4" calcext:value-type="float">
            <text:p>19968796983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86272613" calcext:value-type="float">
            <text:p>11886272613</text:p>
          </table:table-cell>
          <table:table-cell office:value-type="float" office:value="3.55932" calcext:value-type="float">
            <text:p>3,55932</text:p>
          </table:table-cell>
          <table:table-cell office:value-type="float" office:value="1269" calcext:value-type="float">
            <text:p>1269</text:p>
          </table:table-cell>
          <table:table-cell office:value-type="float" office:value="4.64068" calcext:value-type="float">
            <text:p>4,64068</text:p>
          </table:table-cell>
          <table:table-cell table:style-name="ce1" office:value-type="float" office:value="59544531420" calcext:value-type="float">
            <text:p>595445314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058279506" calcext:value-type="float">
            <text:p>11058279506</text:p>
          </table:table-cell>
          <table:table-cell office:value-type="float" office:value="0.983326" calcext:value-type="float">
            <text:p>0,983326</text:p>
          </table:table-cell>
          <table:table-cell office:value-type="float" office:value="971" calcext:value-type="float">
            <text:p>971</text:p>
          </table:table-cell>
          <table:table-cell office:value-type="float" office:value="1.55373" calcext:value-type="float">
            <text:p>1,55373</text:p>
          </table:table-cell>
          <table:table-cell table:style-name="ce1" office:value-type="float" office:value="19870626851" calcext:value-type="float">
            <text:p>1987062685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90973515" calcext:value-type="float">
            <text:p>11890973515</text:p>
          </table:table-cell>
          <table:table-cell office:value-type="float" office:value="3.55932" calcext:value-type="float">
            <text:p>3,55932</text:p>
          </table:table-cell>
          <table:table-cell office:value-type="float" office:value="1269" calcext:value-type="float">
            <text:p>1269</text:p>
          </table:table-cell>
          <table:table-cell office:value-type="float" office:value="4.64068" calcext:value-type="float">
            <text:p>4,64068</text:p>
          </table:table-cell>
          <table:table-cell table:style-name="ce1" office:value-type="float" office:value="60153933160" calcext:value-type="float">
            <text:p>6015393316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09149479" calcext:value-type="float">
            <text:p>11209149479</text:p>
          </table:table-cell>
          <table:table-cell office:value-type="float" office:value="0.983326" calcext:value-type="float">
            <text:p>0,983326</text:p>
          </table:table-cell>
          <table:table-cell office:value-type="float" office:value="971" calcext:value-type="float">
            <text:p>971</text:p>
          </table:table-cell>
          <table:table-cell office:value-type="float" office:value="1.55373" calcext:value-type="float">
            <text:p>1,55373</text:p>
          </table:table-cell>
          <table:table-cell table:style-name="ce1" office:value-type="float" office:value="19921250965" calcext:value-type="float">
            <text:p>1992125096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35453894" calcext:value-type="float">
            <text:p>11935453894</text:p>
          </table:table-cell>
          <table:table-cell office:value-type="float" office:value="3.55932" calcext:value-type="float">
            <text:p>3,55932</text:p>
          </table:table-cell>
          <table:table-cell office:value-type="float" office:value="1269" calcext:value-type="float">
            <text:p>1269</text:p>
          </table:table-cell>
          <table:table-cell office:value-type="float" office:value="4.64068" calcext:value-type="float">
            <text:p>4,64068</text:p>
          </table:table-cell>
          <table:table-cell table:style-name="ce1" office:value-type="float" office:value="60048090705" calcext:value-type="float">
            <text:p>6004809070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025458535" calcext:value-type="float">
            <text:p>11025458535</text:p>
          </table:table-cell>
          <table:table-cell office:value-type="float" office:value="0.983326" calcext:value-type="float">
            <text:p>0,983326</text:p>
          </table:table-cell>
          <table:table-cell office:value-type="float" office:value="971" calcext:value-type="float">
            <text:p>971</text:p>
          </table:table-cell>
          <table:table-cell office:value-type="float" office:value="1.55373" calcext:value-type="float">
            <text:p>1,55373</text:p>
          </table:table-cell>
          <table:table-cell table:style-name="ce1" office:value-type="float" office:value="19911410548" calcext:value-type="float">
            <text:p>1991141054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06277959" calcext:value-type="float">
            <text:p>11906277959</text:p>
          </table:table-cell>
          <table:table-cell office:value-type="float" office:value="3.55932" calcext:value-type="float">
            <text:p>3,55932</text:p>
          </table:table-cell>
          <table:table-cell office:value-type="float" office:value="1269" calcext:value-type="float">
            <text:p>1269</text:p>
          </table:table-cell>
          <table:table-cell office:value-type="float" office:value="4.64068" calcext:value-type="float">
            <text:p>4,64068</text:p>
          </table:table-cell>
          <table:table-cell table:style-name="ce1" office:value-type="float" office:value="59035404370" calcext:value-type="float">
            <text:p>5903540437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21643570" calcext:value-type="float">
            <text:p>11221643570</text:p>
          </table:table-cell>
          <table:table-cell office:value-type="float" office:value="0.983326" calcext:value-type="float">
            <text:p>0,983326</text:p>
          </table:table-cell>
          <table:table-cell office:value-type="float" office:value="971" calcext:value-type="float">
            <text:p>971</text:p>
          </table:table-cell>
          <table:table-cell office:value-type="float" office:value="1.55373" calcext:value-type="float">
            <text:p>1,55373</text:p>
          </table:table-cell>
          <table:table-cell table:style-name="ce1" office:value-type="float" office:value="20110697376" calcext:value-type="float">
            <text:p>2011069737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955732741" calcext:value-type="float">
            <text:p>11955732741</text:p>
          </table:table-cell>
          <table:table-cell office:value-type="float" office:value="3.55932" calcext:value-type="float">
            <text:p>3,55932</text:p>
          </table:table-cell>
          <table:table-cell office:value-type="float" office:value="1269" calcext:value-type="float">
            <text:p>1269</text:p>
          </table:table-cell>
          <table:table-cell office:value-type="float" office:value="4.64068" calcext:value-type="float">
            <text:p>4,64068</text:p>
          </table:table-cell>
          <table:table-cell table:style-name="ce1" office:value-type="float" office:value="62218162850" calcext:value-type="float">
            <text:p>6221816285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816681927" calcext:value-type="float">
            <text:p>10816681927</text:p>
          </table:table-cell>
          <table:table-cell office:value-type="float" office:value="0.983326" calcext:value-type="float">
            <text:p>0,983326</text:p>
          </table:table-cell>
          <table:table-cell office:value-type="float" office:value="971" calcext:value-type="float">
            <text:p>971</text:p>
          </table:table-cell>
          <table:table-cell office:value-type="float" office:value="1.55373" calcext:value-type="float">
            <text:p>1,55373</text:p>
          </table:table-cell>
          <table:table-cell table:style-name="ce1" office:value-type="float" office:value="20044454851" calcext:value-type="float">
            <text:p>20044454851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04848" calcext:value-type="float">
            <text:p>0,104848</text:p>
          </table:table-cell>
          <table:table-cell table:style-name="ce9" table:formula="of:=([.C31]+[.C32]+[.C33]+[.C34]+[.C35])/5" office:value-type="float" office:value="13" calcext:value-type="float">
            <text:p>13</text:p>
          </table:table-cell>
          <table:table-cell table:style-name="ce9" table:formula="of:=([.D31]+[.D32]+[.D33]+[.D34]+[.D35])/5" office:value-type="float" office:value="0.106145" calcext:value-type="float">
            <text:p>0,106145</text:p>
          </table:table-cell>
          <table:table-cell table:style-name="ce2" table:formula="of:=([.E31]+[.E32]+[.E33]+[.E34]+[.E35])/5" office:value-type="float" office:value="11914942144.4" calcext:value-type="float">
            <text:p>11914942144,4</text:p>
          </table:table-cell>
          <table:table-cell table:style-name="ce9" table:formula="of:=([.F31]+[.F32]+[.F33]+[.F34]+[.F35])/5" office:value-type="float" office:value="3.55932" calcext:value-type="float">
            <text:p>3,55932</text:p>
          </table:table-cell>
          <table:table-cell table:style-name="ce9" table:formula="of:=([.G31]+[.G32]+[.G33]+[.G34]+[.G35])/5" office:value-type="float" office:value="1269" calcext:value-type="float">
            <text:p>1269</text:p>
          </table:table-cell>
          <table:table-cell table:style-name="ce9" table:formula="of:=([.H31]+[.H32]+[.H33]+[.H34]+[.H35])/5" office:value-type="float" office:value="4.64068" calcext:value-type="float">
            <text:p>4,64068</text:p>
          </table:table-cell>
          <table:table-cell table:style-name="ce2" table:formula="of:=([.I31]+[.I32]+[.I33]+[.I34]+[.I35])/5" office:value-type="float" office:value="60200024501" calcext:value-type="float">
            <text:p>60200024501</text:p>
          </table:table-cell>
          <table:table-cell table:style-name="ce9" table:formula="of:=([.J31]+[.J32]+[.J33]+[.J34]+[.J35])/5" office:value-type="float" office:value="0.117006" calcext:value-type="float">
            <text:p>0,117006</text:p>
          </table:table-cell>
          <table:table-cell table:style-name="ce9" table:formula="of:=([.K31]+[.K32]+[.K33]+[.K34]+[.K35])/5" office:value-type="float" office:value="0" calcext:value-type="float">
            <text:p>0</text:p>
          </table:table-cell>
          <table:table-cell table:style-name="ce9" table:formula="of:=([.L31]+[.L32]+[.L33]+[.L34]+[.L35])/5" office:value-type="float" office:value="0.117006" calcext:value-type="float">
            <text:p>0,117006</text:p>
          </table:table-cell>
          <table:table-cell table:style-name="ce2" table:formula="of:=([.M31]+[.M32]+[.M33]+[.M34]+[.M35])/5" office:value-type="float" office:value="11066242603.4" calcext:value-type="float">
            <text:p>11066242603,4</text:p>
          </table:table-cell>
          <table:table-cell table:style-name="ce9" table:formula="of:=([.N31]+[.N32]+[.N33]+[.N34]+[.N35])/5" office:value-type="float" office:value="0.983326" calcext:value-type="float">
            <text:p>0,983326</text:p>
          </table:table-cell>
          <table:table-cell table:style-name="ce9" table:formula="of:=([.O31]+[.O32]+[.O33]+[.O34]+[.O35])/5" office:value-type="float" office:value="971" calcext:value-type="float">
            <text:p>971</text:p>
          </table:table-cell>
          <table:table-cell table:style-name="ce9" table:formula="of:=([.P31]+[.P32]+[.P33]+[.P34]+[.P35])/5" office:value-type="float" office:value="1.55373" calcext:value-type="float">
            <text:p>1,55373</text:p>
          </table:table-cell>
          <table:table-cell table:style-name="ce2" table:formula="of:=([.Q31]+[.Q32]+[.Q33]+[.Q34]+[.Q35])/5" office:value-type="float" office:value="19971688118.2" calcext:value-type="float">
            <text:p>19971688118,2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201247851" calcext:value-type="float">
            <text:p>13201247851</text:p>
          </table:table-cell>
          <table:table-cell office:value-type="float" office:value="3.97289" calcext:value-type="float">
            <text:p>3,97289</text:p>
          </table:table-cell>
          <table:table-cell office:value-type="float" office:value="2423" calcext:value-type="float">
            <text:p>2423</text:p>
          </table:table-cell>
          <table:table-cell office:value-type="float" office:value="5.10134" calcext:value-type="float">
            <text:p>5,10134</text:p>
          </table:table-cell>
          <table:table-cell table:style-name="ce1" office:value-type="float" office:value="67448421350" calcext:value-type="float">
            <text:p>6744842135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38893451" calcext:value-type="float">
            <text:p>11938893451</text:p>
          </table:table-cell>
          <table:table-cell office:value-type="float" office:value="1.52722" calcext:value-type="float">
            <text:p>1,52722</text:p>
          </table:table-cell>
          <table:table-cell office:value-type="float" office:value="1829" calcext:value-type="float">
            <text:p>1829</text:p>
          </table:table-cell>
          <table:table-cell office:value-type="float" office:value="2.10977" calcext:value-type="float">
            <text:p>2,10977</text:p>
          </table:table-cell>
          <table:table-cell table:style-name="ce1" office:value-type="float" office:value="22262654867" calcext:value-type="float">
            <text:p>2226265486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108239768" calcext:value-type="float">
            <text:p>13108239768</text:p>
          </table:table-cell>
          <table:table-cell office:value-type="float" office:value="3.97289" calcext:value-type="float">
            <text:p>3,97289</text:p>
          </table:table-cell>
          <table:table-cell office:value-type="float" office:value="2423" calcext:value-type="float">
            <text:p>2423</text:p>
          </table:table-cell>
          <table:table-cell office:value-type="float" office:value="5.10134" calcext:value-type="float">
            <text:p>5,10134</text:p>
          </table:table-cell>
          <table:table-cell table:style-name="ce1" office:value-type="float" office:value="66743783720" calcext:value-type="float">
            <text:p>667437837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862545118" calcext:value-type="float">
            <text:p>11862545118</text:p>
          </table:table-cell>
          <table:table-cell office:value-type="float" office:value="1.52722" calcext:value-type="float">
            <text:p>1,52722</text:p>
          </table:table-cell>
          <table:table-cell office:value-type="float" office:value="1829" calcext:value-type="float">
            <text:p>1829</text:p>
          </table:table-cell>
          <table:table-cell office:value-type="float" office:value="2.10977" calcext:value-type="float">
            <text:p>2,10977</text:p>
          </table:table-cell>
          <table:table-cell table:style-name="ce1" office:value-type="float" office:value="22263336253" calcext:value-type="float">
            <text:p>2226333625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374319531" calcext:value-type="float">
            <text:p>13374319531</text:p>
          </table:table-cell>
          <table:table-cell office:value-type="float" office:value="3.97289" calcext:value-type="float">
            <text:p>3,97289</text:p>
          </table:table-cell>
          <table:table-cell office:value-type="float" office:value="2423" calcext:value-type="float">
            <text:p>2423</text:p>
          </table:table-cell>
          <table:table-cell office:value-type="float" office:value="5.10134" calcext:value-type="float">
            <text:p>5,10134</text:p>
          </table:table-cell>
          <table:table-cell table:style-name="ce1" office:value-type="float" office:value="66060769304" calcext:value-type="float">
            <text:p>6606076930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47048615" calcext:value-type="float">
            <text:p>12747048615</text:p>
          </table:table-cell>
          <table:table-cell office:value-type="float" office:value="1.52722" calcext:value-type="float">
            <text:p>1,52722</text:p>
          </table:table-cell>
          <table:table-cell office:value-type="float" office:value="1829" calcext:value-type="float">
            <text:p>1829</text:p>
          </table:table-cell>
          <table:table-cell office:value-type="float" office:value="2.10977" calcext:value-type="float">
            <text:p>2,10977</text:p>
          </table:table-cell>
          <table:table-cell table:style-name="ce1" office:value-type="float" office:value="22005932266" calcext:value-type="float">
            <text:p>2200593226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315225283" calcext:value-type="float">
            <text:p>13315225283</text:p>
          </table:table-cell>
          <table:table-cell office:value-type="float" office:value="3.97289" calcext:value-type="float">
            <text:p>3,97289</text:p>
          </table:table-cell>
          <table:table-cell office:value-type="float" office:value="2423" calcext:value-type="float">
            <text:p>2423</text:p>
          </table:table-cell>
          <table:table-cell office:value-type="float" office:value="5.10134" calcext:value-type="float">
            <text:p>5,10134</text:p>
          </table:table-cell>
          <table:table-cell table:style-name="ce1" office:value-type="float" office:value="65102493553" calcext:value-type="float">
            <text:p>6510249355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00466763" calcext:value-type="float">
            <text:p>13200466763</text:p>
          </table:table-cell>
          <table:table-cell office:value-type="float" office:value="1.52722" calcext:value-type="float">
            <text:p>1,52722</text:p>
          </table:table-cell>
          <table:table-cell office:value-type="float" office:value="1829" calcext:value-type="float">
            <text:p>1829</text:p>
          </table:table-cell>
          <table:table-cell office:value-type="float" office:value="2.10977" calcext:value-type="float">
            <text:p>2,10977</text:p>
          </table:table-cell>
          <table:table-cell table:style-name="ce1" office:value-type="float" office:value="22044226672" calcext:value-type="float">
            <text:p>2204422667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245221135" calcext:value-type="float">
            <text:p>13245221135</text:p>
          </table:table-cell>
          <table:table-cell office:value-type="float" office:value="3.97289" calcext:value-type="float">
            <text:p>3,97289</text:p>
          </table:table-cell>
          <table:table-cell office:value-type="float" office:value="2423" calcext:value-type="float">
            <text:p>2423</text:p>
          </table:table-cell>
          <table:table-cell office:value-type="float" office:value="5.10134" calcext:value-type="float">
            <text:p>5,10134</text:p>
          </table:table-cell>
          <table:table-cell table:style-name="ce1" office:value-type="float" office:value="65639081628" calcext:value-type="float">
            <text:p>6563908162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24323604" calcext:value-type="float">
            <text:p>13224323604</text:p>
          </table:table-cell>
          <table:table-cell office:value-type="float" office:value="1.52722" calcext:value-type="float">
            <text:p>1,52722</text:p>
          </table:table-cell>
          <table:table-cell office:value-type="float" office:value="1829" calcext:value-type="float">
            <text:p>1829</text:p>
          </table:table-cell>
          <table:table-cell office:value-type="float" office:value="2.10977" calcext:value-type="float">
            <text:p>2,10977</text:p>
          </table:table-cell>
          <table:table-cell table:style-name="ce1" office:value-type="float" office:value="22163730922" calcext:value-type="float">
            <text:p>2216373092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05452" calcext:value-type="float">
            <text:p>0,105452</text:p>
          </table:table-cell>
          <table:table-cell table:formula="of:=([.C38]+[.C39]+[.C40]+[.C41]+[.C42])/5" office:value-type="float" office:value="21" calcext:value-type="float">
            <text:p>21</text:p>
          </table:table-cell>
          <table:table-cell table:formula="of:=([.D38]+[.D39]+[.D40]+[.D41]+[.D42])/5" office:value-type="float" office:value="0.106576" calcext:value-type="float">
            <text:p>0,106576</text:p>
          </table:table-cell>
          <table:table-cell table:style-name="ce1" table:formula="of:=([.E38]+[.E39]+[.E40]+[.E41]+[.E42])/5" office:value-type="float" office:value="13248850713.6" calcext:value-type="float">
            <text:p>13248850713,6</text:p>
          </table:table-cell>
          <table:table-cell table:formula="of:=([.F38]+[.F39]+[.F40]+[.F41]+[.F42])/5" office:value-type="float" office:value="3.97289" calcext:value-type="float">
            <text:p>3,97289</text:p>
          </table:table-cell>
          <table:table-cell table:formula="of:=([.G38]+[.G39]+[.G40]+[.G41]+[.G42])/5" office:value-type="float" office:value="2423" calcext:value-type="float">
            <text:p>2423</text:p>
          </table:table-cell>
          <table:table-cell table:formula="of:=([.H38]+[.H39]+[.H40]+[.H41]+[.H42])/5" office:value-type="float" office:value="5.10134" calcext:value-type="float">
            <text:p>5,10134</text:p>
          </table:table-cell>
          <table:table-cell table:style-name="ce1" table:formula="of:=([.I38]+[.I39]+[.I40]+[.I41]+[.I42])/5" office:value-type="float" office:value="66198909911" calcext:value-type="float">
            <text:p>66198909911</text:p>
          </table:table-cell>
          <table:table-cell table:formula="of:=([.J38]+[.J39]+[.J40]+[.J41]+[.J42])/5" office:value-type="float" office:value="0.117006" calcext:value-type="float">
            <text:p>0,117006</text:p>
          </table:table-cell>
          <table:table-cell table:formula="of:=([.K38]+[.K39]+[.K40]+[.K41]+[.K42])/5" office:value-type="float" office:value="0" calcext:value-type="float">
            <text:p>0</text:p>
          </table:table-cell>
          <table:table-cell table:formula="of:=([.L38]+[.L39]+[.L40]+[.L41]+[.L42])/5" office:value-type="float" office:value="0.117006" calcext:value-type="float">
            <text:p>0,117006</text:p>
          </table:table-cell>
          <table:table-cell table:style-name="ce1" table:formula="of:=([.M38]+[.M39]+[.M40]+[.M41]+[.M42])/5" office:value-type="float" office:value="12594655510.2" calcext:value-type="float">
            <text:p>12594655510,2</text:p>
          </table:table-cell>
          <table:table-cell table:formula="of:=([.N38]+[.N39]+[.N40]+[.N41]+[.N42])/5" office:value-type="float" office:value="1.52722" calcext:value-type="float">
            <text:p>1,52722</text:p>
          </table:table-cell>
          <table:table-cell table:formula="of:=([.O38]+[.O39]+[.O40]+[.O41]+[.O42])/5" office:value-type="float" office:value="1829" calcext:value-type="float">
            <text:p>1829</text:p>
          </table:table-cell>
          <table:table-cell table:formula="of:=([.P38]+[.P39]+[.P40]+[.P41]+[.P42])/5" office:value-type="float" office:value="2.10977" calcext:value-type="float">
            <text:p>2,10977</text:p>
          </table:table-cell>
          <table:table-cell table:style-name="ce1" table:formula="of:=([.Q38]+[.Q39]+[.Q40]+[.Q41]+[.Q42])/5" office:value-type="float" office:value="22147976196" calcext:value-type="float">
            <text:p>22147976196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307185364" calcext:value-type="float">
            <text:p>13307185364</text:p>
          </table:table-cell>
          <table:table-cell office:value-type="float" office:value="3.30059" calcext:value-type="float">
            <text:p>3,30059</text:p>
          </table:table-cell>
          <table:table-cell office:value-type="float" office:value="2282" calcext:value-type="float">
            <text:p>2282</text:p>
          </table:table-cell>
          <table:table-cell office:value-type="float" office:value="4.22263" calcext:value-type="float">
            <text:p>4,22263</text:p>
          </table:table-cell>
          <table:table-cell table:style-name="ce1" office:value-type="float" office:value="66082713191" calcext:value-type="float">
            <text:p>6608271319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53528406" calcext:value-type="float">
            <text:p>13253528406</text:p>
          </table:table-cell>
          <table:table-cell office:value-type="float" office:value="0.878183" calcext:value-type="float">
            <text:p>0,878183</text:p>
          </table:table-cell>
          <table:table-cell office:value-type="float" office:value="1889" calcext:value-type="float">
            <text:p>1889</text:p>
          </table:table-cell>
          <table:table-cell office:value-type="float" office:value="1.39533" calcext:value-type="float">
            <text:p>1,39533</text:p>
          </table:table-cell>
          <table:table-cell table:style-name="ce1" office:value-type="float" office:value="22692462351" calcext:value-type="float">
            <text:p>2269246235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273724009" calcext:value-type="float">
            <text:p>13273724009</text:p>
          </table:table-cell>
          <table:table-cell office:value-type="float" office:value="3.30059" calcext:value-type="float">
            <text:p>3,30059</text:p>
          </table:table-cell>
          <table:table-cell office:value-type="float" office:value="2282" calcext:value-type="float">
            <text:p>2282</text:p>
          </table:table-cell>
          <table:table-cell office:value-type="float" office:value="4.22263" calcext:value-type="float">
            <text:p>4,22263</text:p>
          </table:table-cell>
          <table:table-cell table:style-name="ce1" office:value-type="float" office:value="68672119033" calcext:value-type="float">
            <text:p>6867211903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27845302" calcext:value-type="float">
            <text:p>13227845302</text:p>
          </table:table-cell>
          <table:table-cell office:value-type="float" office:value="0.38791" calcext:value-type="float">
            <text:p>0,38791</text:p>
          </table:table-cell>
          <table:table-cell office:value-type="float" office:value="2147" calcext:value-type="float">
            <text:p>2147</text:p>
          </table:table-cell>
          <table:table-cell office:value-type="float" office:value="0.906707" calcext:value-type="float">
            <text:p>0,906707</text:p>
          </table:table-cell>
          <table:table-cell table:style-name="ce1" office:value-type="float" office:value="22805778611" calcext:value-type="float">
            <text:p>2280577861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228337514" calcext:value-type="float">
            <text:p>13228337514</text:p>
          </table:table-cell>
          <table:table-cell office:value-type="float" office:value="3.30059" calcext:value-type="float">
            <text:p>3,30059</text:p>
          </table:table-cell>
          <table:table-cell office:value-type="float" office:value="2282" calcext:value-type="float">
            <text:p>2282</text:p>
          </table:table-cell>
          <table:table-cell office:value-type="float" office:value="4.22263" calcext:value-type="float">
            <text:p>4,22263</text:p>
          </table:table-cell>
          <table:table-cell table:style-name="ce1" office:value-type="float" office:value="69699335189" calcext:value-type="float">
            <text:p>6969933518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65395262" calcext:value-type="float">
            <text:p>13265395262</text:p>
          </table:table-cell>
          <table:table-cell office:value-type="float" office:value="0.937623" calcext:value-type="float">
            <text:p>0,937623</text:p>
          </table:table-cell>
          <table:table-cell office:value-type="float" office:value="2086" calcext:value-type="float">
            <text:p>2086</text:p>
          </table:table-cell>
          <table:table-cell office:value-type="float" office:value="1.54686" calcext:value-type="float">
            <text:p>1,54686</text:p>
          </table:table-cell>
          <table:table-cell table:style-name="ce1" office:value-type="float" office:value="22414994528" calcext:value-type="float">
            <text:p>2241499452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382360940" calcext:value-type="float">
            <text:p>13382360940</text:p>
          </table:table-cell>
          <table:table-cell office:value-type="float" office:value="3.30059" calcext:value-type="float">
            <text:p>3,30059</text:p>
          </table:table-cell>
          <table:table-cell office:value-type="float" office:value="2282" calcext:value-type="float">
            <text:p>2282</text:p>
          </table:table-cell>
          <table:table-cell office:value-type="float" office:value="4.22263" calcext:value-type="float">
            <text:p>4,22263</text:p>
          </table:table-cell>
          <table:table-cell table:style-name="ce1" office:value-type="float" office:value="66877497982" calcext:value-type="float">
            <text:p>6687749798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76272453" calcext:value-type="float">
            <text:p>13276272453</text:p>
          </table:table-cell>
          <table:table-cell office:value-type="float" office:value="0.390602" calcext:value-type="float">
            <text:p>0,390602</text:p>
          </table:table-cell>
          <table:table-cell office:value-type="float" office:value="2145" calcext:value-type="float">
            <text:p>2145</text:p>
          </table:table-cell>
          <table:table-cell office:value-type="float" office:value="0.912514" calcext:value-type="float">
            <text:p>0,912514</text:p>
          </table:table-cell>
          <table:table-cell table:style-name="ce1" office:value-type="float" office:value="22499752396" calcext:value-type="float">
            <text:p>2249975239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39976755" calcext:value-type="float">
            <text:p>13439976755</text:p>
          </table:table-cell>
          <table:table-cell office:value-type="float" office:value="3.30059" calcext:value-type="float">
            <text:p>3,30059</text:p>
          </table:table-cell>
          <table:table-cell office:value-type="float" office:value="2282" calcext:value-type="float">
            <text:p>2282</text:p>
          </table:table-cell>
          <table:table-cell office:value-type="float" office:value="4.22263" calcext:value-type="float">
            <text:p>4,22263</text:p>
          </table:table-cell>
          <table:table-cell table:style-name="ce1" office:value-type="float" office:value="67021172899" calcext:value-type="float">
            <text:p>6702117289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58075766" calcext:value-type="float">
            <text:p>13258075766</text:p>
          </table:table-cell>
          <table:table-cell office:value-type="float" office:value="0.965037" calcext:value-type="float">
            <text:p>0,965037</text:p>
          </table:table-cell>
          <table:table-cell office:value-type="float" office:value="2126" calcext:value-type="float">
            <text:p>2126</text:p>
          </table:table-cell>
          <table:table-cell office:value-type="float" office:value="1.60474" calcext:value-type="float">
            <text:p>1,60474</text:p>
          </table:table-cell>
          <table:table-cell table:style-name="ce1" office:value-type="float" office:value="22082752877" calcext:value-type="float">
            <text:p>2208275287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05452" calcext:value-type="float">
            <text:p>0,105452</text:p>
          </table:table-cell>
          <table:table-cell table:formula="of:=([.C45]+[.C46]+[.C47]+[.C48]+[.C49])/5" office:value-type="float" office:value="21" calcext:value-type="float">
            <text:p>21</text:p>
          </table:table-cell>
          <table:table-cell table:formula="of:=([.D45]+[.D46]+[.D47]+[.D48]+[.D49])/5" office:value-type="float" office:value="0.106576" calcext:value-type="float">
            <text:p>0,106576</text:p>
          </table:table-cell>
          <table:table-cell table:style-name="ce1" table:formula="of:=([.E45]+[.E46]+[.E47]+[.E48]+[.E49])/5" office:value-type="float" office:value="13326316916.4" calcext:value-type="float">
            <text:p>13326316916,4</text:p>
          </table:table-cell>
          <table:table-cell table:formula="of:=([.F45]+[.F46]+[.F47]+[.F48]+[.F49])/5" office:value-type="float" office:value="3.30059" calcext:value-type="float">
            <text:p>3,30059</text:p>
          </table:table-cell>
          <table:table-cell table:formula="of:=([.G45]+[.G46]+[.G47]+[.G48]+[.G49])/5" office:value-type="float" office:value="2282" calcext:value-type="float">
            <text:p>2282</text:p>
          </table:table-cell>
          <table:table-cell table:formula="of:=([.H45]+[.H46]+[.H47]+[.H48]+[.H49])/5" office:value-type="float" office:value="4.22263" calcext:value-type="float">
            <text:p>4,22263</text:p>
          </table:table-cell>
          <table:table-cell table:style-name="ce1" table:formula="of:=([.I45]+[.I46]+[.I47]+[.I48]+[.I49])/5" office:value-type="float" office:value="67670567658.8" calcext:value-type="float">
            <text:p>67670567658,8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13256223437.8" calcext:value-type="float">
            <text:p>13256223437,8</text:p>
          </table:table-cell>
          <table:table-cell table:formula="of:=([.N45]+[.N46]+[.N47]+[.N48]+[.N49])/5" office:value-type="float" office:value="0.711871" calcext:value-type="float">
            <text:p>0,711871</text:p>
          </table:table-cell>
          <table:table-cell table:formula="of:=([.O45]+[.O46]+[.O47]+[.O48]+[.O49])/5" office:value-type="float" office:value="2078.6" calcext:value-type="float">
            <text:p>2078,6</text:p>
          </table:table-cell>
          <table:table-cell table:formula="of:=([.P45]+[.P46]+[.P47]+[.P48]+[.P49])/5" office:value-type="float" office:value="1.2732302" calcext:value-type="float">
            <text:p>1,2732302</text:p>
          </table:table-cell>
          <table:table-cell table:style-name="ce1" table:formula="of:=([.Q45]+[.Q46]+[.Q47]+[.Q48]+[.Q49])/5" office:value-type="float" office:value="22499148152.6" calcext:value-type="float">
            <text:p>22499148152,6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32820373" calcext:value-type="float">
            <text:p>13432820373</text:p>
          </table:table-cell>
          <table:table-cell office:value-type="float" office:value="3.51681" calcext:value-type="float">
            <text:p>3,51681</text:p>
          </table:table-cell>
          <table:table-cell office:value-type="float" office:value="2451" calcext:value-type="float">
            <text:p>2451</text:p>
          </table:table-cell>
          <table:table-cell office:value-type="float" office:value="4.6776" calcext:value-type="float">
            <text:p>4,6776</text:p>
          </table:table-cell>
          <table:table-cell table:style-name="ce1" office:value-type="float" office:value="66990131308" calcext:value-type="float">
            <text:p>6699013130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300766355" calcext:value-type="float">
            <text:p>13300766355</text:p>
          </table:table-cell>
          <table:table-cell office:value-type="float" office:value="0.897912" calcext:value-type="float">
            <text:p>0,897912</text:p>
          </table:table-cell>
          <table:table-cell office:value-type="float" office:value="1811" calcext:value-type="float">
            <text:p>1811</text:p>
          </table:table-cell>
          <table:table-cell office:value-type="float" office:value="1.40465" calcext:value-type="float">
            <text:p>1,40465</text:p>
          </table:table-cell>
          <table:table-cell table:style-name="ce1" office:value-type="float" office:value="21372723494" calcext:value-type="float">
            <text:p>2137272349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58641858" calcext:value-type="float">
            <text:p>13458641858</text:p>
          </table:table-cell>
          <table:table-cell office:value-type="float" office:value="3.51681" calcext:value-type="float">
            <text:p>3,51681</text:p>
          </table:table-cell>
          <table:table-cell office:value-type="float" office:value="2451" calcext:value-type="float">
            <text:p>2451</text:p>
          </table:table-cell>
          <table:table-cell office:value-type="float" office:value="4.6776" calcext:value-type="float">
            <text:p>4,6776</text:p>
          </table:table-cell>
          <table:table-cell table:style-name="ce1" office:value-type="float" office:value="66708971275" calcext:value-type="float">
            <text:p>6670897127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75712594" calcext:value-type="float">
            <text:p>13275712594</text:p>
          </table:table-cell>
          <table:table-cell office:value-type="float" office:value="0.897912" calcext:value-type="float">
            <text:p>0,897912</text:p>
          </table:table-cell>
          <table:table-cell office:value-type="float" office:value="1811" calcext:value-type="float">
            <text:p>1811</text:p>
          </table:table-cell>
          <table:table-cell office:value-type="float" office:value="1.40465" calcext:value-type="float">
            <text:p>1,40465</text:p>
          </table:table-cell>
          <table:table-cell table:style-name="ce1" office:value-type="float" office:value="21306507392" calcext:value-type="float">
            <text:p>2130650739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44483425" calcext:value-type="float">
            <text:p>13444483425</text:p>
          </table:table-cell>
          <table:table-cell office:value-type="float" office:value="3.51681" calcext:value-type="float">
            <text:p>3,51681</text:p>
          </table:table-cell>
          <table:table-cell office:value-type="float" office:value="2451" calcext:value-type="float">
            <text:p>2451</text:p>
          </table:table-cell>
          <table:table-cell office:value-type="float" office:value="4.6776" calcext:value-type="float">
            <text:p>4,6776</text:p>
          </table:table-cell>
          <table:table-cell table:style-name="ce1" office:value-type="float" office:value="64725568772" calcext:value-type="float">
            <text:p>6472556877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072983572" calcext:value-type="float">
            <text:p>13072983572</text:p>
          </table:table-cell>
          <table:table-cell office:value-type="float" office:value="0.897912" calcext:value-type="float">
            <text:p>0,897912</text:p>
          </table:table-cell>
          <table:table-cell office:value-type="float" office:value="1811" calcext:value-type="float">
            <text:p>1811</text:p>
          </table:table-cell>
          <table:table-cell office:value-type="float" office:value="1.40465" calcext:value-type="float">
            <text:p>1,40465</text:p>
          </table:table-cell>
          <table:table-cell table:style-name="ce1" office:value-type="float" office:value="21334360158" calcext:value-type="float">
            <text:p>2133436015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51295906" calcext:value-type="float">
            <text:p>13451295906</text:p>
          </table:table-cell>
          <table:table-cell office:value-type="float" office:value="3.51681" calcext:value-type="float">
            <text:p>3,51681</text:p>
          </table:table-cell>
          <table:table-cell office:value-type="float" office:value="2451" calcext:value-type="float">
            <text:p>2451</text:p>
          </table:table-cell>
          <table:table-cell office:value-type="float" office:value="4.6776" calcext:value-type="float">
            <text:p>4,6776</text:p>
          </table:table-cell>
          <table:table-cell table:style-name="ce1" office:value-type="float" office:value="62646811909" calcext:value-type="float">
            <text:p>6264681190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513840550" calcext:value-type="float">
            <text:p>12513840550</text:p>
          </table:table-cell>
          <table:table-cell office:value-type="float" office:value="0.897912" calcext:value-type="float">
            <text:p>0,897912</text:p>
          </table:table-cell>
          <table:table-cell office:value-type="float" office:value="1811" calcext:value-type="float">
            <text:p>1811</text:p>
          </table:table-cell>
          <table:table-cell office:value-type="float" office:value="1.40465" calcext:value-type="float">
            <text:p>1,40465</text:p>
          </table:table-cell>
          <table:table-cell table:style-name="ce1" office:value-type="float" office:value="21278367594" calcext:value-type="float">
            <text:p>2127836759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86057239" calcext:value-type="float">
            <text:p>13486057239</text:p>
          </table:table-cell>
          <table:table-cell office:value-type="float" office:value="3.51681" calcext:value-type="float">
            <text:p>3,51681</text:p>
          </table:table-cell>
          <table:table-cell office:value-type="float" office:value="2451" calcext:value-type="float">
            <text:p>2451</text:p>
          </table:table-cell>
          <table:table-cell office:value-type="float" office:value="4.6776" calcext:value-type="float">
            <text:p>4,6776</text:p>
          </table:table-cell>
          <table:table-cell table:style-name="ce1" office:value-type="float" office:value="65374167605" calcext:value-type="float">
            <text:p>6537416760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056069947" calcext:value-type="float">
            <text:p>13056069947</text:p>
          </table:table-cell>
          <table:table-cell office:value-type="float" office:value="0.897912" calcext:value-type="float">
            <text:p>0,897912</text:p>
          </table:table-cell>
          <table:table-cell office:value-type="float" office:value="1811" calcext:value-type="float">
            <text:p>1811</text:p>
          </table:table-cell>
          <table:table-cell office:value-type="float" office:value="1.40465" calcext:value-type="float">
            <text:p>1,40465</text:p>
          </table:table-cell>
          <table:table-cell table:style-name="ce1" office:value-type="float" office:value="21733094401" calcext:value-type="float">
            <text:p>2173309440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13454659760.2" calcext:value-type="float">
            <text:p>13454659760,2</text:p>
          </table:table-cell>
          <table:table-cell table:formula="of:=([.F52]+[.F53]+[.F54]+[.F55]+[.F56])/5" office:value-type="float" office:value="3.51681" calcext:value-type="float">
            <text:p>3,51681</text:p>
          </table:table-cell>
          <table:table-cell table:formula="of:=([.G52]+[.G53]+[.G54]+[.G55]+[.G56])/5" office:value-type="float" office:value="2451" calcext:value-type="float">
            <text:p>2451</text:p>
          </table:table-cell>
          <table:table-cell table:formula="of:=([.H52]+[.H53]+[.H54]+[.H55]+[.H56])/5" office:value-type="float" office:value="4.6776" calcext:value-type="float">
            <text:p>4,6776</text:p>
          </table:table-cell>
          <table:table-cell table:style-name="ce1" table:formula="of:=([.I52]+[.I53]+[.I54]+[.I55]+[.I56])/5" office:value-type="float" office:value="65289130173.8" calcext:value-type="float">
            <text:p>65289130173,8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13043874603.6" calcext:value-type="float">
            <text:p>13043874603,6</text:p>
          </table:table-cell>
          <table:table-cell table:formula="of:=([.N52]+[.N53]+[.N54]+[.N55]+[.N56])/5" office:value-type="float" office:value="0.897912" calcext:value-type="float">
            <text:p>0,897912</text:p>
          </table:table-cell>
          <table:table-cell table:formula="of:=([.O52]+[.O53]+[.O54]+[.O55]+[.O56])/5" office:value-type="float" office:value="1811" calcext:value-type="float">
            <text:p>1811</text:p>
          </table:table-cell>
          <table:table-cell table:formula="of:=([.P52]+[.P53]+[.P54]+[.P55]+[.P56])/5" office:value-type="float" office:value="1.40465" calcext:value-type="float">
            <text:p>1,40465</text:p>
          </table:table-cell>
          <table:table-cell table:style-name="ce1" table:formula="of:=([.Q52]+[.Q53]+[.Q54]+[.Q55]+[.Q56])/5" office:value-type="float" office:value="21405010607.8" calcext:value-type="float">
            <text:p>21405010607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49306060" calcext:value-type="float">
            <text:p>13449306060</text:p>
          </table:table-cell>
          <table:table-cell office:value-type="float" office:value="3.58803" calcext:value-type="float">
            <text:p>3,58803</text:p>
          </table:table-cell>
          <table:table-cell office:value-type="float" office:value="3089" calcext:value-type="float">
            <text:p>3089</text:p>
          </table:table-cell>
          <table:table-cell office:value-type="float" office:value="4.92631" calcext:value-type="float">
            <text:p>4,92631</text:p>
          </table:table-cell>
          <table:table-cell table:style-name="ce1" office:value-type="float" office:value="65064334122" calcext:value-type="float">
            <text:p>6506433412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871556165" calcext:value-type="float">
            <text:p>12871556165</text:p>
          </table:table-cell>
          <table:table-cell office:value-type="float" office:value="0.942984" calcext:value-type="float">
            <text:p>0,942984</text:p>
          </table:table-cell>
          <table:table-cell office:value-type="float" office:value="2050" calcext:value-type="float">
            <text:p>2050</text:p>
          </table:table-cell>
          <table:table-cell office:value-type="float" office:value="1.54523" calcext:value-type="float">
            <text:p>1,54523</text:p>
          </table:table-cell>
          <table:table-cell table:style-name="ce1" office:value-type="float" office:value="22584819400" calcext:value-type="float">
            <text:p>2258481940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22911553" calcext:value-type="float">
            <text:p>13522911553</text:p>
          </table:table-cell>
          <table:table-cell office:value-type="float" office:value="3.58803" calcext:value-type="float">
            <text:p>3,58803</text:p>
          </table:table-cell>
          <table:table-cell office:value-type="float" office:value="3089" calcext:value-type="float">
            <text:p>3089</text:p>
          </table:table-cell>
          <table:table-cell office:value-type="float" office:value="4.92631" calcext:value-type="float">
            <text:p>4,92631</text:p>
          </table:table-cell>
          <table:table-cell table:style-name="ce1" office:value-type="float" office:value="63626977787" calcext:value-type="float">
            <text:p>6362697778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015148262" calcext:value-type="float">
            <text:p>13015148262</text:p>
          </table:table-cell>
          <table:table-cell office:value-type="float" office:value="0.942984" calcext:value-type="float">
            <text:p>0,942984</text:p>
          </table:table-cell>
          <table:table-cell office:value-type="float" office:value="2050" calcext:value-type="float">
            <text:p>2050</text:p>
          </table:table-cell>
          <table:table-cell office:value-type="float" office:value="1.54523" calcext:value-type="float">
            <text:p>1,54523</text:p>
          </table:table-cell>
          <table:table-cell table:style-name="ce1" office:value-type="float" office:value="22095140875" calcext:value-type="float">
            <text:p>2209514087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59619971" calcext:value-type="float">
            <text:p>13459619971</text:p>
          </table:table-cell>
          <table:table-cell office:value-type="float" office:value="3.58803" calcext:value-type="float">
            <text:p>3,58803</text:p>
          </table:table-cell>
          <table:table-cell office:value-type="float" office:value="3089" calcext:value-type="float">
            <text:p>3089</text:p>
          </table:table-cell>
          <table:table-cell office:value-type="float" office:value="4.92631" calcext:value-type="float">
            <text:p>4,92631</text:p>
          </table:table-cell>
          <table:table-cell table:style-name="ce1" office:value-type="float" office:value="64031918916" calcext:value-type="float">
            <text:p>6403191891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03490977" calcext:value-type="float">
            <text:p>12703490977</text:p>
          </table:table-cell>
          <table:table-cell office:value-type="float" office:value="0.942984" calcext:value-type="float">
            <text:p>0,942984</text:p>
          </table:table-cell>
          <table:table-cell office:value-type="float" office:value="2050" calcext:value-type="float">
            <text:p>2050</text:p>
          </table:table-cell>
          <table:table-cell office:value-type="float" office:value="1.54523" calcext:value-type="float">
            <text:p>1,54523</text:p>
          </table:table-cell>
          <table:table-cell table:style-name="ce1" office:value-type="float" office:value="22101403294" calcext:value-type="float">
            <text:p>2210140329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35593208" calcext:value-type="float">
            <text:p>13435593208</text:p>
          </table:table-cell>
          <table:table-cell office:value-type="float" office:value="3.58803" calcext:value-type="float">
            <text:p>3,58803</text:p>
          </table:table-cell>
          <table:table-cell office:value-type="float" office:value="3089" calcext:value-type="float">
            <text:p>3089</text:p>
          </table:table-cell>
          <table:table-cell office:value-type="float" office:value="4.92631" calcext:value-type="float">
            <text:p>4,92631</text:p>
          </table:table-cell>
          <table:table-cell table:style-name="ce1" office:value-type="float" office:value="65197639084" calcext:value-type="float">
            <text:p>6519763908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649711875" calcext:value-type="float">
            <text:p>12649711875</text:p>
          </table:table-cell>
          <table:table-cell office:value-type="float" office:value="0.942984" calcext:value-type="float">
            <text:p>0,942984</text:p>
          </table:table-cell>
          <table:table-cell office:value-type="float" office:value="2050" calcext:value-type="float">
            <text:p>2050</text:p>
          </table:table-cell>
          <table:table-cell office:value-type="float" office:value="1.54523" calcext:value-type="float">
            <text:p>1,54523</text:p>
          </table:table-cell>
          <table:table-cell table:style-name="ce1" office:value-type="float" office:value="22198260025" calcext:value-type="float">
            <text:p>2219826002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418343582" calcext:value-type="float">
            <text:p>13418343582</text:p>
          </table:table-cell>
          <table:table-cell office:value-type="float" office:value="3.58803" calcext:value-type="float">
            <text:p>3,58803</text:p>
          </table:table-cell>
          <table:table-cell office:value-type="float" office:value="3089" calcext:value-type="float">
            <text:p>3089</text:p>
          </table:table-cell>
          <table:table-cell office:value-type="float" office:value="4.92631" calcext:value-type="float">
            <text:p>4,92631</text:p>
          </table:table-cell>
          <table:table-cell table:style-name="ce1" office:value-type="float" office:value="66776275202" calcext:value-type="float">
            <text:p>6677627520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840550860" calcext:value-type="float">
            <text:p>12840550860</text:p>
          </table:table-cell>
          <table:table-cell office:value-type="float" office:value="0.942984" calcext:value-type="float">
            <text:p>0,942984</text:p>
          </table:table-cell>
          <table:table-cell office:value-type="float" office:value="2050" calcext:value-type="float">
            <text:p>2050</text:p>
          </table:table-cell>
          <table:table-cell office:value-type="float" office:value="1.54523" calcext:value-type="float">
            <text:p>1,54523</text:p>
          </table:table-cell>
          <table:table-cell table:style-name="ce1" office:value-type="float" office:value="22079742313" calcext:value-type="float">
            <text:p>2207974231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05452" calcext:value-type="float">
            <text:p>0,105452</text:p>
          </table:table-cell>
          <table:table-cell table:formula="of:=([.C59]+[.C60]+[.C61]+[.C62]+[.C63])/5" office:value-type="float" office:value="21" calcext:value-type="float">
            <text:p>21</text:p>
          </table:table-cell>
          <table:table-cell table:formula="of:=([.D59]+[.D60]+[.D61]+[.D62]+[.D63])/5" office:value-type="float" office:value="0.106576" calcext:value-type="float">
            <text:p>0,106576</text:p>
          </table:table-cell>
          <table:table-cell table:style-name="ce1" table:formula="of:=([.E59]+[.E60]+[.E61]+[.E62]+[.E63])/5" office:value-type="float" office:value="13457154874.8" calcext:value-type="float">
            <text:p>13457154874,8</text:p>
          </table:table-cell>
          <table:table-cell table:formula="of:=([.F59]+[.F60]+[.F61]+[.F62]+[.F63])/5" office:value-type="float" office:value="3.58803" calcext:value-type="float">
            <text:p>3,58803</text:p>
          </table:table-cell>
          <table:table-cell table:formula="of:=([.G59]+[.G60]+[.G61]+[.G62]+[.G63])/5" office:value-type="float" office:value="3089" calcext:value-type="float">
            <text:p>3089</text:p>
          </table:table-cell>
          <table:table-cell table:formula="of:=([.H59]+[.H60]+[.H61]+[.H62]+[.H63])/5" office:value-type="float" office:value="4.92631" calcext:value-type="float">
            <text:p>4,92631</text:p>
          </table:table-cell>
          <table:table-cell table:style-name="ce1" table:formula="of:=([.I59]+[.I60]+[.I61]+[.I62]+[.I63])/5" office:value-type="float" office:value="64939429022.2" calcext:value-type="float">
            <text:p>64939429022,2</text:p>
          </table:table-cell>
          <table:table-cell table:formula="of:=([.J59]+[.J60]+[.J61]+[.J62]+[.J63])/5" office:value-type="float" office:value="0.117006" calcext:value-type="float">
            <text:p>0,117006</text:p>
          </table:table-cell>
          <table:table-cell table:formula="of:=([.K59]+[.K60]+[.K61]+[.K62]+[.K63])/5" office:value-type="float" office:value="0" calcext:value-type="float">
            <text:p>0</text:p>
          </table:table-cell>
          <table:table-cell table:formula="of:=([.L59]+[.L60]+[.L61]+[.L62]+[.L63])/5" office:value-type="float" office:value="0.117006" calcext:value-type="float">
            <text:p>0,117006</text:p>
          </table:table-cell>
          <table:table-cell table:style-name="ce1" table:formula="of:=([.M59]+[.M60]+[.M61]+[.M62]+[.M63])/5" office:value-type="float" office:value="12816091627.8" calcext:value-type="float">
            <text:p>12816091627,8</text:p>
          </table:table-cell>
          <table:table-cell table:formula="of:=([.N59]+[.N60]+[.N61]+[.N62]+[.N63])/5" office:value-type="float" office:value="0.942984" calcext:value-type="float">
            <text:p>0,942984</text:p>
          </table:table-cell>
          <table:table-cell table:formula="of:=([.O59]+[.O60]+[.O61]+[.O62]+[.O63])/5" office:value-type="float" office:value="2050" calcext:value-type="float">
            <text:p>2050</text:p>
          </table:table-cell>
          <table:table-cell table:formula="of:=([.P59]+[.P60]+[.P61]+[.P62]+[.P63])/5" office:value-type="float" office:value="1.54523" calcext:value-type="float">
            <text:p>1,54523</text:p>
          </table:table-cell>
          <table:table-cell table:style-name="ce1" table:formula="of:=([.Q59]+[.Q60]+[.Q61]+[.Q62]+[.Q63])/5" office:value-type="float" office:value="22211873181.4" calcext:value-type="float">
            <text:p>22211873181,4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490120009" calcext:value-type="float">
            <text:p>13490120009</text:p>
          </table:table-cell>
          <table:table-cell office:value-type="float" office:value="3.99546" calcext:value-type="float">
            <text:p>3,99546</text:p>
          </table:table-cell>
          <table:table-cell office:value-type="float" office:value="2966" calcext:value-type="float">
            <text:p>2966</text:p>
          </table:table-cell>
          <table:table-cell office:value-type="float" office:value="5.27392" calcext:value-type="float">
            <text:p>5,27392</text:p>
          </table:table-cell>
          <table:table-cell table:style-name="ce1" office:value-type="float" office:value="66052366442" calcext:value-type="float">
            <text:p>6605236644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217184365" calcext:value-type="float">
            <text:p>13217184365</text:p>
          </table:table-cell>
          <table:table-cell office:value-type="float" office:value="0.892589" calcext:value-type="float">
            <text:p>0,892589</text:p>
          </table:table-cell>
          <table:table-cell office:value-type="float" office:value="1888" calcext:value-type="float">
            <text:p>1888</text:p>
          </table:table-cell>
          <table:table-cell office:value-type="float" office:value="1.41765" calcext:value-type="float">
            <text:p>1,41765</text:p>
          </table:table-cell>
          <table:table-cell table:style-name="ce1" office:value-type="float" office:value="22518385757" calcext:value-type="float">
            <text:p>2251838575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412470442" calcext:value-type="float">
            <text:p>13412470442</text:p>
          </table:table-cell>
          <table:table-cell office:value-type="float" office:value="3.99546" calcext:value-type="float">
            <text:p>3,99546</text:p>
          </table:table-cell>
          <table:table-cell office:value-type="float" office:value="2966" calcext:value-type="float">
            <text:p>2966</text:p>
          </table:table-cell>
          <table:table-cell office:value-type="float" office:value="5.27392" calcext:value-type="float">
            <text:p>5,27392</text:p>
          </table:table-cell>
          <table:table-cell table:style-name="ce1" office:value-type="float" office:value="63707882307" calcext:value-type="float">
            <text:p>6370788230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94370994" calcext:value-type="float">
            <text:p>12794370994</text:p>
          </table:table-cell>
          <table:table-cell office:value-type="float" office:value="0.892589" calcext:value-type="float">
            <text:p>0,892589</text:p>
          </table:table-cell>
          <table:table-cell office:value-type="float" office:value="1888" calcext:value-type="float">
            <text:p>1888</text:p>
          </table:table-cell>
          <table:table-cell office:value-type="float" office:value="1.41765" calcext:value-type="float">
            <text:p>1,41765</text:p>
          </table:table-cell>
          <table:table-cell table:style-name="ce1" office:value-type="float" office:value="22329527506" calcext:value-type="float">
            <text:p>2232952750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443208734" calcext:value-type="float">
            <text:p>13443208734</text:p>
          </table:table-cell>
          <table:table-cell office:value-type="float" office:value="3.99546" calcext:value-type="float">
            <text:p>3,99546</text:p>
          </table:table-cell>
          <table:table-cell office:value-type="float" office:value="2966" calcext:value-type="float">
            <text:p>2966</text:p>
          </table:table-cell>
          <table:table-cell office:value-type="float" office:value="5.27392" calcext:value-type="float">
            <text:p>5,27392</text:p>
          </table:table-cell>
          <table:table-cell table:style-name="ce1" office:value-type="float" office:value="66882738099" calcext:value-type="float">
            <text:p>6688273809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59127507" calcext:value-type="float">
            <text:p>12759127507</text:p>
          </table:table-cell>
          <table:table-cell office:value-type="float" office:value="0.892589" calcext:value-type="float">
            <text:p>0,892589</text:p>
          </table:table-cell>
          <table:table-cell office:value-type="float" office:value="1888" calcext:value-type="float">
            <text:p>1888</text:p>
          </table:table-cell>
          <table:table-cell office:value-type="float" office:value="1.41765" calcext:value-type="float">
            <text:p>1,41765</text:p>
          </table:table-cell>
          <table:table-cell table:style-name="ce1" office:value-type="float" office:value="22364349195" calcext:value-type="float">
            <text:p>2236434919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411183211" calcext:value-type="float">
            <text:p>13411183211</text:p>
          </table:table-cell>
          <table:table-cell office:value-type="float" office:value="3.99546" calcext:value-type="float">
            <text:p>3,99546</text:p>
          </table:table-cell>
          <table:table-cell office:value-type="float" office:value="2966" calcext:value-type="float">
            <text:p>2966</text:p>
          </table:table-cell>
          <table:table-cell office:value-type="float" office:value="5.27392" calcext:value-type="float">
            <text:p>5,27392</text:p>
          </table:table-cell>
          <table:table-cell table:style-name="ce1" office:value-type="float" office:value="67365266409" calcext:value-type="float">
            <text:p>6736526640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945161514" calcext:value-type="float">
            <text:p>12945161514</text:p>
          </table:table-cell>
          <table:table-cell office:value-type="float" office:value="0.892589" calcext:value-type="float">
            <text:p>0,892589</text:p>
          </table:table-cell>
          <table:table-cell office:value-type="float" office:value="1888" calcext:value-type="float">
            <text:p>1888</text:p>
          </table:table-cell>
          <table:table-cell office:value-type="float" office:value="1.41765" calcext:value-type="float">
            <text:p>1,41765</text:p>
          </table:table-cell>
          <table:table-cell table:style-name="ce1" office:value-type="float" office:value="23064930969" calcext:value-type="float">
            <text:p>2306493096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3500931896" calcext:value-type="float">
            <text:p>13500931896</text:p>
          </table:table-cell>
          <table:table-cell office:value-type="float" office:value="3.99546" calcext:value-type="float">
            <text:p>3,99546</text:p>
          </table:table-cell>
          <table:table-cell office:value-type="float" office:value="2966" calcext:value-type="float">
            <text:p>2966</text:p>
          </table:table-cell>
          <table:table-cell office:value-type="float" office:value="5.27392" calcext:value-type="float">
            <text:p>5,27392</text:p>
          </table:table-cell>
          <table:table-cell table:style-name="ce1" office:value-type="float" office:value="66506216262" calcext:value-type="float">
            <text:p>6650621626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858124467" calcext:value-type="float">
            <text:p>12858124467</text:p>
          </table:table-cell>
          <table:table-cell office:value-type="float" office:value="0.892589" calcext:value-type="float">
            <text:p>0,892589</text:p>
          </table:table-cell>
          <table:table-cell office:value-type="float" office:value="1888" calcext:value-type="float">
            <text:p>1888</text:p>
          </table:table-cell>
          <table:table-cell office:value-type="float" office:value="1.41765" calcext:value-type="float">
            <text:p>1,41765</text:p>
          </table:table-cell>
          <table:table-cell table:style-name="ce1" office:value-type="float" office:value="22695713769" calcext:value-type="float">
            <text:p>22695713769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105452" calcext:value-type="float">
            <text:p>0,105452</text:p>
          </table:table-cell>
          <table:table-cell table:style-name="ce9" table:formula="of:=([.C66]+[.C67]+[.C68]+[.C69]+[.C70])/5" office:value-type="float" office:value="21" calcext:value-type="float">
            <text:p>21</text:p>
          </table:table-cell>
          <table:table-cell table:style-name="ce9" table:formula="of:=([.D66]+[.D67]+[.D68]+[.D69]+[.D70])/5" office:value-type="float" office:value="0.106576" calcext:value-type="float">
            <text:p>0,106576</text:p>
          </table:table-cell>
          <table:table-cell table:style-name="ce2" table:formula="of:=([.E66]+[.E67]+[.E68]+[.E69]+[.E70])/5" office:value-type="float" office:value="13451582858.4" calcext:value-type="float">
            <text:p>13451582858,4</text:p>
          </table:table-cell>
          <table:table-cell table:style-name="ce9" table:formula="of:=([.F66]+[.F67]+[.F68]+[.F69]+[.F70])/5" office:value-type="float" office:value="3.99546" calcext:value-type="float">
            <text:p>3,99546</text:p>
          </table:table-cell>
          <table:table-cell table:style-name="ce9" table:formula="of:=([.G66]+[.G67]+[.G68]+[.G69]+[.G70])/5" office:value-type="float" office:value="2966" calcext:value-type="float">
            <text:p>2966</text:p>
          </table:table-cell>
          <table:table-cell table:style-name="ce9" table:formula="of:=([.H66]+[.H67]+[.H68]+[.H69]+[.H70])/5" office:value-type="float" office:value="5.27392" calcext:value-type="float">
            <text:p>5,27392</text:p>
          </table:table-cell>
          <table:table-cell table:style-name="ce2" table:formula="of:=([.I66]+[.I67]+[.I68]+[.I69]+[.I70])/5" office:value-type="float" office:value="66102893903.8" calcext:value-type="float">
            <text:p>66102893903,8</text:p>
          </table:table-cell>
          <table:table-cell table:style-name="ce9" table:formula="of:=([.J66]+[.J67]+[.J68]+[.J69]+[.J70])/5" office:value-type="float" office:value="0.117006" calcext:value-type="float">
            <text:p>0,117006</text:p>
          </table:table-cell>
          <table:table-cell table:style-name="ce9" table:formula="of:=([.K66]+[.K67]+[.K68]+[.K69]+[.K70])/5" office:value-type="float" office:value="0" calcext:value-type="float">
            <text:p>0</text:p>
          </table:table-cell>
          <table:table-cell table:style-name="ce9" table:formula="of:=([.L66]+[.L67]+[.L68]+[.L69]+[.L70])/5" office:value-type="float" office:value="0.117006" calcext:value-type="float">
            <text:p>0,117006</text:p>
          </table:table-cell>
          <table:table-cell table:style-name="ce2" table:formula="of:=([.M66]+[.M67]+[.M68]+[.M69]+[.M70])/5" office:value-type="float" office:value="12914793769.4" calcext:value-type="float">
            <text:p>12914793769,4</text:p>
          </table:table-cell>
          <table:table-cell table:style-name="ce9" table:formula="of:=([.N66]+[.N67]+[.N68]+[.N69]+[.N70])/5" office:value-type="float" office:value="0.892589" calcext:value-type="float">
            <text:p>0,892589</text:p>
          </table:table-cell>
          <table:table-cell table:style-name="ce9" table:formula="of:=([.O66]+[.O67]+[.O68]+[.O69]+[.O70])/5" office:value-type="float" office:value="1888" calcext:value-type="float">
            <text:p>1888</text:p>
          </table:table-cell>
          <table:table-cell table:style-name="ce9" table:formula="of:=([.P66]+[.P67]+[.P68]+[.P69]+[.P70])/5" office:value-type="float" office:value="1.41765" calcext:value-type="float">
            <text:p>1,41765</text:p>
          </table:table-cell>
          <table:table-cell table:style-name="ce2" table:formula="of:=([.Q66]+[.Q67]+[.Q68]+[.Q69]+[.Q70])/5" office:value-type="float" office:value="22594581439.2" calcext:value-type="float">
            <text:p>22594581439,2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31:33.9277792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33:42.734024617</dc:date>
    <meta:editing-duration>PT15M34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